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8.55mm"/>
    </style:style>
    <style:style style:name="co13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1" calcext:value-type="float">
            <text:p>1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7.5" calcext:value-type="float">
            <text:p>7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5" calcext:value-type="float">
            <text:p>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13.5" calcext:value-type="float">
            <text:p>1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" calcext:value-type="float">
            <text:p>0</text:p>
          </table:table-cell>
          <table:table-cell table:style-name="ce80" table:formula="of:=SUM([.AD3:.AD7])" office:value-type="float" office:value="0" calcext:value-type="float">
            <text:p>0</text:p>
          </table:table-cell>
          <table:table-cell table:style-name="ce80" table:formula="of:=SUM([.AE3:.AE7])" office:value-type="float" office:value="0" calcext:value-type="float">
            <text:p>0</text:p>
          </table:table-cell>
          <table:table-cell table:style-name="ce80" table:formula="of:=SUM([.AF3:.AF7])" office:value-type="float" office:value="0" calcext:value-type="float">
            <text:p>0</text:p>
          </table:table-cell>
          <table:table-cell table:style-name="ce80" table:formula="of:=SUM([.AG3:.AG7])" office:value-type="float" office:value="0" calcext:value-type="float">
            <text:p>0</text:p>
          </table:table-cell>
          <table:table-cell table:style-name="ce80" table:formula="of:=SUM([.AH3:.AH7])" office:value-type="float" office:value="0" calcext:value-type="float">
            <text:p>0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2:03:12.5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03:23.071000000</dc:date>
    <meta:generator>LibreOffice/5.0.3.2$Windows_x86 LibreOffice_project/e5f16313668ac592c1bfb310f4390624e3dbfb75</meta:generator>
    <meta:editing-duration>PT1M33S</meta:editing-duration>
    <meta:editing-cycles>5</meta:editing-cycles>
    <meta:document-statistic meta:table-count="5" meta:cell-count="494" meta:object-count="0"/>
  </office:meta>
</office:document-meta>
</file>